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ucida Sans" svg:font-family="'Lucida Sans'" style:font-family-generic="swiss"/>
    <style:font-face style:name="Lucida Sans1" svg:font-family="'Lucida Sans'" style:font-family-generic="system" style:font-pitch="variable"/>
  </office:font-face-decls>
  <office:automatic-styles>
    <style:style style:name="P1" style:family="paragraph" style:parent-style-name="Standard">
      <style:text-properties officeooo:rsid="000b36d0" officeooo:paragraph-rsid="000b36d0"/>
    </style:style>
    <style:style style:name="P2" style:family="paragraph" style:parent-style-name="Standard">
      <style:text-properties officeooo:rsid="000bd172" officeooo:paragraph-rsid="000bd1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blema:</text:p>
      <text:p text:style-name="P2">El departamento de informática tiene libros sin digitalizar. Se quiere realizar un CRUD de libro que permita mediante fotografía, OCR e IA digitalizar la información para realizar un volcado en la BBDD de Séneca.</text:p>
      <text:p text:style-name="P2"/>
      <text:p text:style-name="P2"/>
      <text:p text:style-name="P2">Posible solución:<text:line-break/>Crear CRUD de Libro</text:p>
      <text:p text:style-name="P2"/>
      <text:p text:style-name="P2"/>
      <text:p text:style-name="P2"/>
      <text:p text:style-name="P2">Pasos a seguir:</text:p>
      <text:p text:style-name="P1">Crear proyecto con Spring Boot y dependencias con Spring Boot.</text:p>
      <text:p text:style-name="P1">Gestión de dependencias con Git y Github.</text:p>
      <text:p text:style-name="P1"/>
      <text:p text:style-name="P1"/>
      <text:p text:style-name="P1">Modelo de Dominio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ucida Sans" svg:font-family="'Lucida Sans'" style:font-family-generic="swiss"/>
    <style:font-face style:name="Lucida Sans1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s" fo:country="ES" style:letter-kerning="true" style:font-name-asian="Arial Unicode MS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Calibri" fo:font-size="12pt" fo:language="es" fo:country="ES" style:letter-kerning="true" style:font-name-asian="Arial Unicode MS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Calibri" fo:font-family="Calibri" style:font-family-generic="swiss" fo:font-size="14pt" style:font-name-asian="Arial Unicode MS" style:font-family-asian="'Arial Unicode MS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4T14:27:25.830237366</meta:creation-date>
    <dc:date>2026-01-24T14:30:41.333043797</dc:date>
    <meta:editing-duration>PT3M19S</meta:editing-duration>
    <meta:editing-cycles>3</meta:editing-cycles>
    <meta:generator>LibreOffice/24.2.6.2$Linux_X86_64 LibreOffice_project/ef66aa7e36a1bb8e65bfbc63aba53045a14d0871</meta:generator>
    <meta:document-statistic meta:table-count="0" meta:image-count="0" meta:object-count="0" meta:page-count="1" meta:paragraph-count="7" meta:word-count="64" meta:character-count="393" meta:non-whitespace-character-count="336"/>
  </office:meta>
</office:document-meta>
</file>